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9.963cm" svg:height="18.407cm" svg:x="14.467cm" svg:y="0.531cm">
            <draw:object draw:notify-on-update-of-ranges="Лист1.E2:Лист1.E12 Лист1.F2:Лист1.F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Рента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Чистыми 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Правление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Инвест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Рефер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Резерв.Фонд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Налог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морт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Страхов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Материал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Жил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Жил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Материал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рахов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Аморт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Налог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Фонд (нз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ефер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Инвест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Правление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Чистыми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Рента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2:.C13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4:23:34.3550606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26:23.955262572</meta:creation-date>
    <dc:date>2015-09-21T14:27:30.056484106</dc:date>
    <meta:editing-duration>PT12M57S</meta:editing-duration>
    <meta:editing-cycles>3</meta:editing-cycles>
    <meta:generator>LibreOffice/4.2.8.2$Linux_X86_64 LibreOffice_project/420m0$Build-2</meta:generator>
    <meta:document-statistic meta:table-count="1" meta:cell-count="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964cm" svg:height="18.408cm" xlink:href=".." xlink:type="simple" chart:class="chart:circle" chart:style-name="ch1">
        <chart:title svg:x="11.834cm" svg:y="0.463cm" chart:style-name="ch2">
          <text:p>Фонды кооператива</text:p>
        </chart:title>
        <chart:legend svg:x="23.576cm" svg:y="5.905cm" style:legend-expansion="custom" chartooo:width="5.161cm" chartooo:height="8.337cm" style:legend-expansion-aspect-ratio="0.619047619047619" chart:style-name="ch3"/>
        <chart:plot-area chart:style-name="ch4" table:cell-range-address="Лист1.E2:Лист1.F12" chart:data-source-has-labels="column" svg:x="0.599cm" svg:y="3.089cm" svg:width="28.766cm" svg:height="14.951cm">
          <chartooo:coordinate-region svg:x="7.508cm" svg:y="3.091cm" svg:width="14.948cm" svg:height="14.948cm"/>
          <chart:axis chart:dimension="x" chart:name="primary-x" chart:style-name="ch5" chartooo:axis-type="auto">
            <chartooo:date-scale/>
            <chart:categories table:cell-range-address="Лист1.E2:Лист1.E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F2:Лист1.F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Чистыми 30</text:p>
                <draw:g>
                  <svg:desc>Лист1.E2:Лист1.E12</svg:desc>
                </draw:g>
              </table:table-cell>
              <table:table-cell office:value-type="float" office:value="30">
                <text:p>30</text:p>
                <draw:g>
                  <svg:desc>Лист1.F2:Лист1.F12</svg:desc>
                </draw:g>
              </table:table-cell>
            </table:table-row>
            <table:table-row>
              <table:table-cell office:value-type="string">
                <text:p>Инвест 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Резерв.Фонд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Аморт 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Материал 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Жил 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Страхов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Налог 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Рефер 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Правление 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Рента 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